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C100000105CC80036AD673BD91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3" svg:font-family="FreeSans" style:font-family-generic="swiss"/>
    <style:font-face style:name="Droid Sans Fallback1" svg:font-family="'Droid Sans Fallback'" style:font-family-generic="roman" style:font-pitch="variable"/>
    <style:font-face style:name="FreeSans2" svg:font-family="FreeSan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2" style:family="table">
      <style:table-properties style:width="18.313cm" fo:margin-left="-0.388cm" table:align="left" style:writing-mode="lr-tb"/>
    </style:style>
    <style:style style:name="Tableau2.A" style:family="table-column">
      <style:table-column-properties style:column-width="1.508cm"/>
    </style:style>
    <style:style style:name="Tableau2.B" style:family="table-column">
      <style:table-column-properties style:column-width="2.519cm"/>
    </style:style>
    <style:style style:name="Tableau2.C" style:family="table-column">
      <style:table-column-properties style:column-width="2.822cm"/>
    </style:style>
    <style:style style:name="Tableau2.D" style:family="table-column">
      <style:table-column-properties style:column-width="5.549cm"/>
    </style:style>
    <style:style style:name="Tableau2.E" style:family="table-column">
      <style:table-column-properties style:column-width="2.207cm"/>
    </style:style>
    <style:style style:name="Tableau2.F" style:family="table-column">
      <style:table-column-properties style:column-width="3.708cm"/>
    </style:style>
    <style:style style:name="Tableau2.1" style:family="table-row">
      <style:table-row-properties style:min-row-height="0.337cm" fo:keep-together="always"/>
    </style:style>
    <style:style style:name="Tableau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2.F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2.2" style:family="table-row">
      <style:table-row-properties style:min-row-height="3.103cm" fo:keep-together="auto"/>
    </style:style>
    <style:style style:name="Tableau2.3" style:family="table-row">
      <style:table-row-properties style:min-row-height="2.007cm" fo:keep-together="auto"/>
    </style:style>
    <style:style style:name="Tableau2.4" style:family="table-row">
      <style:table-row-properties style:min-row-height="1.533cm" fo:keep-together="auto"/>
    </style:style>
    <style:style style:name="Tableau2.5" style:family="table-row">
      <style:table-row-properties style:min-row-height="1.616cm" fo:keep-together="auto"/>
    </style:style>
    <style:style style:name="Tableau2.6" style:family="table-row">
      <style:table-row-properties style:min-row-height="1.607cm" fo:keep-together="auto"/>
    </style:style>
    <style:style style:name="Tableau2.7" style:family="table-row">
      <style:table-row-properties style:min-row-height="2.817cm" fo:keep-together="auto"/>
    </style:style>
    <style:style style:name="Tableau2.8" style:family="table-row">
      <style:table-row-properties style:min-row-height="2.454cm" fo:keep-together="auto"/>
    </style:style>
    <style:style style:name="Tableau2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F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9" style:family="table-row">
      <style:table-row-properties style:min-row-height="1.808cm" fo:keep-together="auto"/>
    </style:style>
    <style:style style:name="P1" style:family="paragraph" style:parent-style-name="Footer">
      <style:text-properties officeooo:paragraph-rsid="00105075"/>
    </style:style>
    <style:style style:name="P2" style:family="paragraph" style:parent-style-name="Standard">
      <style:paragraph-properties fo:text-align="center" style:justify-single-word="false"/>
      <style:text-properties style:font-name="Arial1" style:font-name-complex="Arial1"/>
    </style:style>
    <style:style style:name="P3" style:family="paragraph" style:parent-style-name="Standard">
      <style:text-properties style:font-name="Arial1" fo:font-size="10pt" style:font-size-asian="10pt" style:font-name-complex="Arial1"/>
    </style:style>
    <style:style style:name="P4" style:family="paragraph" style:parent-style-name="Standard">
      <style:paragraph-properties fo:text-align="center" style:justify-single-word="false"/>
      <style:text-properties style:font-name="Arial1" fo:font-size="10pt" style:font-size-asian="10pt" style:font-name-complex="Arial1"/>
    </style:style>
    <style:style style:name="P5" style:family="paragraph" style:parent-style-name="Standard">
      <style:paragraph-properties fo:text-align="center" style:justify-single-word="false"/>
      <style:text-properties style:font-name="Arial1" fo:font-size="10pt" style:font-size-asian="10pt" style:font-name-complex="Arial1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1" fo:font-size="11pt" officeooo:rsid="00047090" officeooo:paragraph-rsid="00047090" style:font-size-asian="11pt" style:font-name-complex="Arial1" style:font-size-complex="11pt"/>
    </style:style>
    <style:style style:name="P7" style:family="paragraph" style:parent-style-name="Standard">
      <style:text-properties fo:color="#ff0000" style:font-name="Arial" fo:font-size="11pt" fo:language="fr" fo:country="FR" style:text-underline-style="solid" style:text-underline-width="auto" style:text-underline-color="font-color" fo:font-weight="bold" style:font-size-asian="11pt" style:language-asian="fr" style:country-asian="FR" style:font-weight-asian="bold" style:font-name-complex="Arial1" style:font-size-complex="11pt"/>
    </style:style>
    <style:style style:name="P8" style:family="paragraph" style:parent-style-name="Standard">
      <style:text-properties fo:color="#ff0000" style:font-name="Arial" fo:font-size="11pt" fo:language="fr" fo:country="FR" fo:font-weight="bold" style:font-size-asian="11pt" style:language-asian="fr" style:country-asian="FR" style:font-weight-asian="bold" style:font-name-complex="Arial1" style:font-size-complex="11pt"/>
    </style:style>
    <style:style style:name="P9" style:family="paragraph" style:parent-style-name="Standard">
      <style:text-properties fo:color="#ff0000" style:font-name="Arial" fo:font-size="11pt" style:text-underline-style="solid" style:text-underline-width="auto" style:text-underline-color="font-color" fo:font-weight="bold" style:font-size-asian="11pt" style:font-weight-asian="bold" style:font-name-complex="Arial1" style:font-size-complex="11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4pt" fo:font-style="normal" style:text-underline-style="solid" style:text-underline-width="auto" style:text-underline-color="font-color" fo:font-weight="bold" officeooo:rsid="0008e391" officeooo:paragraph-rsid="0008e391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start" style:justify-single-word="false">
        <style:tab-stops>
          <style:tab-stop style:position="11.539cm"/>
        </style:tab-stops>
      </style:paragraph-properties>
      <style:text-properties style:font-name="Arial" fo:font-size="14pt" fo:font-style="normal" style:text-underline-style="solid" style:text-underline-width="auto" style:text-underline-color="font-color" fo:font-weight="bold" officeooo:rsid="0008e391" officeooo:paragraph-rsid="0008e391" style:font-size-asian="14pt" style:font-style-asian="normal" style:font-weight-asian="bold" style:font-name-complex="Arial1" style:font-size-complex="14pt" style:font-style-complex="normal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14pt" fo:font-style="normal" style:text-underline-style="solid" style:text-underline-width="auto" style:text-underline-color="font-color" fo:font-weight="bold" officeooo:rsid="0008e391" officeooo:paragraph-rsid="0008e391" style:font-size-asian="12.25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14pt" fo:font-style="normal" style:text-underline-style="solid" style:text-underline-width="auto" style:text-underline-color="font-color" fo:font-weight="bold" officeooo:rsid="0008e391" officeooo:paragraph-rsid="0008e391" style:font-size-asian="12.25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14pt" fo:font-style="normal" style:text-underline-style="solid" style:text-underline-width="auto" style:text-underline-color="font-color" fo:font-weight="bold" officeooo:rsid="00090f6b" officeooo:paragraph-rsid="0008e391" style:font-size-asian="12.25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officeooo:rsid="0008e391" officeooo:paragraph-rsid="0008e391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bold" officeooo:rsid="0008e391" officeooo:paragraph-rsid="0008e391" style:font-size-asian="12.25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Arial" fo:font-size="18pt" fo:font-style="normal" style:text-underline-style="solid" style:text-underline-width="auto" style:text-underline-color="font-color" fo:font-weight="bold" officeooo:rsid="0008e391" officeooo:paragraph-rsid="0008e391" style:font-size-asian="15.75pt" style:font-style-asian="normal" style:font-weight-asian="bold" style:font-size-complex="18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fo:font-weight="bold" officeooo:rsid="0008e391" officeooo:paragraph-rsid="0008e391" style:font-size-asian="10.5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fo:font-weight="bold" officeooo:rsid="00096968" officeooo:paragraph-rsid="00096968" style:font-size-asian="10.5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fo:font-weight="normal" officeooo:rsid="00090f6b" officeooo:paragraph-rsid="00090f6b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fo:font-weight="normal" officeooo:rsid="00096968" officeooo:paragraph-rsid="00096968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08e391" officeooo:paragraph-rsid="0008e391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090f6b" officeooo:paragraph-rsid="00090f6b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08e391" officeooo:paragraph-rsid="0008e391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090f6b" officeooo:paragraph-rsid="00090f6b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096968" officeooo:paragraph-rsid="00096968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Arial" fo:font-size="12pt" fo:font-style="normal" style:text-underline-style="none" fo:font-weight="normal" officeooo:rsid="00096968" officeooo:paragraph-rsid="00096968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0ad711" officeooo:paragraph-rsid="000ad711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1805f9" officeooo:paragraph-rsid="001805f9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text-properties style:font-name="Arial" fo:font-size="11pt" fo:language="fr" fo:country="FR" style:text-underline-style="solid" style:text-underline-width="auto" style:text-underline-color="font-color" fo:font-weight="bold" style:font-size-asian="11pt" style:language-asian="fr" style:country-asian="FR" style:font-weight-asian="bold" style:font-name-complex="Arial1" style:font-size-complex="11pt" style:font-weight-complex="bold"/>
    </style:style>
    <style:style style:name="P31" style:family="paragraph" style:parent-style-name="Standard">
      <style:text-properties style:font-name="Arial" fo:font-size="11pt" fo:language="fr" fo:country="FR" style:font-size-asian="11pt" style:language-asian="fr" style:country-asian="FR" style:font-name-complex="Arial1" style:font-size-complex="11pt"/>
    </style:style>
    <style:style style:name="P32" style:family="paragraph" style:parent-style-name="Standard">
      <style:paragraph-properties>
        <style:tab-stops>
          <style:tab-stop style:position="11.668cm"/>
        </style:tab-stops>
      </style:paragraph-properties>
      <style:text-properties style:font-name="Arial" fo:font-size="11pt" fo:language="fr" fo:country="FR" style:font-size-asian="11pt" style:language-asian="fr" style:country-asian="FR" style:font-name-complex="Arial1" style:font-size-complex="11pt"/>
    </style:style>
    <style:style style:name="P33" style:family="paragraph" style:parent-style-name="Standard">
      <style:paragraph-properties>
        <style:tab-stops>
          <style:tab-stop style:position="11.539cm"/>
        </style:tab-stops>
      </style:paragraph-properties>
      <style:text-properties style:font-name="Arial" fo:font-size="11pt" fo:language="fr" fo:country="FR" style:font-size-asian="11pt" style:language-asian="fr" style:country-asian="FR" style:font-name-complex="Arial1" style:font-size-complex="11pt"/>
    </style:style>
    <style:style style:name="P34" style:family="paragraph" style:parent-style-name="Standard">
      <style:text-properties style:font-name="Arial" fo:font-size="11pt" style:font-size-asian="11pt" style:font-name-complex="Arial1" style:font-size-complex="11pt"/>
    </style:style>
    <style:style style:name="P35" style:family="paragraph" style:parent-style-name="Standard">
      <style:paragraph-properties style:snap-to-layout-grid="false"/>
      <style:text-properties style:font-name="Arial" fo:font-size="11pt" officeooo:paragraph-rsid="001805f9" style:font-size-asian="11pt" style:font-name-complex="Arial1" style:font-size-complex="11pt"/>
    </style:style>
    <style:style style:name="P36" style:family="paragraph" style:parent-style-name="Standard">
      <style:paragraph-properties style:snap-to-layout-grid="false"/>
      <style:text-properties style:font-name="Arial" fo:font-size="11pt" officeooo:paragraph-rsid="000c9fd3" style:font-size-asian="11pt" style:font-name-complex="Arial1" style:font-size-complex="11pt"/>
    </style:style>
    <style:style style:name="P37" style:family="paragraph" style:parent-style-name="Standard">
      <style:paragraph-properties style:snap-to-layout-grid="false"/>
      <style:text-properties style:font-name="Arial" fo:font-size="11pt" officeooo:paragraph-rsid="001876d0" style:font-size-asian="11pt" style:font-name-complex="Arial1" style:font-size-complex="11pt"/>
    </style:style>
    <style:style style:name="P38" style:family="paragraph" style:parent-style-name="Standard">
      <style:paragraph-properties style:snap-to-layout-grid="false"/>
      <style:text-properties style:font-name="Arial" fo:font-size="11pt" officeooo:rsid="001876d0" officeooo:paragraph-rsid="001805f9" style:font-size-asian="11pt" style:font-name-complex="Arial1" style:font-size-complex="11pt"/>
    </style:style>
    <style:style style:name="P39" style:family="paragraph" style:parent-style-name="Standard">
      <style:text-properties style:font-name="Arial" fo:font-size="11pt" officeooo:paragraph-rsid="000c9fd3" style:font-size-asian="11pt" style:font-name-complex="Arial1" style:font-size-complex="11pt"/>
    </style:style>
    <style:style style:name="P40" style:family="paragraph" style:parent-style-name="Standard">
      <style:paragraph-properties style:snap-to-layout-grid="false"/>
      <style:text-properties style:font-name="Arial" fo:font-size="11pt" officeooo:rsid="000c9fd3" officeooo:paragraph-rsid="000c9fd3" style:font-size-asian="11pt" style:font-name-complex="Arial1" style:font-size-complex="11pt"/>
    </style:style>
    <style:style style:name="P41" style:family="paragraph" style:parent-style-name="Standard">
      <style:paragraph-properties style:snap-to-layout-grid="false"/>
      <style:text-properties style:font-name="Arial" fo:font-size="11pt" officeooo:rsid="000c9fd3" officeooo:paragraph-rsid="001805f9" style:font-size-asian="11pt" style:font-name-complex="Arial1" style:font-size-complex="11pt"/>
    </style:style>
    <style:style style:name="P42" style:family="paragraph" style:parent-style-name="Standard">
      <style:paragraph-properties style:snap-to-layout-grid="false"/>
      <style:text-properties style:font-name="Arial" fo:font-size="11pt" officeooo:rsid="000c9fd3" officeooo:paragraph-rsid="001c7c53" style:font-size-asian="11pt" style:font-name-complex="Arial1" style:font-size-complex="11pt"/>
    </style:style>
    <style:style style:name="P43" style:family="paragraph" style:parent-style-name="Standard">
      <style:paragraph-properties fo:text-align="start" style:justify-single-word="false" style:snap-to-layout-grid="false"/>
      <style:text-properties style:font-name="Arial" fo:font-size="11pt" officeooo:rsid="000c9fd3" officeooo:paragraph-rsid="001805f9" style:font-size-asian="11pt" style:font-name-complex="Arial1" style:font-size-complex="11pt"/>
    </style:style>
    <style:style style:name="P44" style:family="paragraph" style:parent-style-name="Standard">
      <style:paragraph-properties style:snap-to-layout-grid="false"/>
      <style:text-properties style:font-name="Arial" fo:font-size="11pt" officeooo:rsid="001805f9" officeooo:paragraph-rsid="001805f9" style:font-size-asian="11pt" style:font-name-complex="Arial1" style:font-size-complex="11pt"/>
    </style:style>
    <style:style style:name="P45" style:family="paragraph" style:parent-style-name="Standard">
      <style:paragraph-properties style:snap-to-layout-grid="false"/>
      <style:text-properties style:font-name="Arial" fo:font-size="11pt" officeooo:rsid="001baba1" officeooo:paragraph-rsid="001baba1" style:font-size-asian="11pt" style:font-name-complex="Arial1" style:font-size-complex="11pt"/>
    </style:style>
    <style:style style:name="P46" style:family="paragraph" style:parent-style-name="Standard">
      <style:paragraph-properties fo:text-align="start" style:justify-single-word="false" style:snap-to-layout-grid="false"/>
      <style:text-properties style:font-name="Arial" fo:font-size="11pt" officeooo:rsid="001baba1" officeooo:paragraph-rsid="001baba1" style:font-size-asian="11pt" style:font-name-complex="Arial1" style:font-size-complex="11pt"/>
    </style:style>
    <style:style style:name="P47" style:family="paragraph" style:parent-style-name="Standard">
      <style:paragraph-properties fo:text-align="center" style:justify-single-word="false" style:snap-to-layout-grid="false"/>
      <style:text-properties style:font-name="Arial" fo:font-size="11pt" officeooo:rsid="001c7c53" officeooo:paragraph-rsid="001c7c53" style:font-size-asian="11pt" style:font-name-complex="Arial1" style:font-size-complex="11pt"/>
    </style:style>
    <style:style style:name="P48" style:family="paragraph" style:parent-style-name="Standard">
      <style:paragraph-properties style:snap-to-layout-grid="false"/>
      <style:text-properties style:font-name="Arial" fo:font-size="11pt" officeooo:rsid="001cd515" officeooo:paragraph-rsid="001cd515" style:font-size-asian="11pt" style:font-name-complex="Arial1" style:font-size-complex="11pt"/>
    </style:style>
    <style:style style:name="P49" style:family="paragraph" style:parent-style-name="Standard">
      <style:paragraph-properties fo:text-align="center" style:justify-single-word="false" style:snap-to-layout-grid="false"/>
      <style:text-properties style:font-name="Arial" fo:font-size="11pt" fo:font-weight="bold" officeooo:paragraph-rsid="000c9fd3" style:font-size-asian="11pt" style:font-weight-asian="bold" style:font-name-complex="Arial1" style:font-size-complex="11pt"/>
    </style:style>
    <style:style style:name="P50" style:family="paragraph" style:parent-style-name="Standard">
      <style:paragraph-properties style:snap-to-layout-grid="false"/>
      <style:text-properties style:font-name="Arial" fo:font-size="11pt" fo:font-weight="bold" officeooo:paragraph-rsid="000c9fd3" style:font-size-asian="11pt" style:font-weight-asian="bold" style:font-name-complex="Arial1" style:font-size-complex="11pt"/>
    </style:style>
    <style:style style:name="P51" style:family="paragraph" style:parent-style-name="Standard">
      <style:paragraph-properties fo:text-align="center" style:justify-single-word="false" style:snap-to-layout-grid="false"/>
      <style:text-properties style:font-name="Arial" fo:font-size="11pt" fo:font-weight="bold" officeooo:rsid="000c9fd3" officeooo:paragraph-rsid="000c9fd3" style:font-size-asian="11pt" style:font-weight-asian="bold" style:font-name-complex="Arial1" style:font-size-complex="11pt"/>
    </style:style>
    <style:style style:name="P52" style:family="paragraph" style:parent-style-name="Standard">
      <style:paragraph-properties fo:text-align="center" style:justify-single-word="false" style:snap-to-layout-grid="false"/>
      <style:text-properties style:font-name="Arial" fo:font-size="11pt" fo:font-weight="bold" officeooo:rsid="001805f9" officeooo:paragraph-rsid="001805f9" style:font-size-asian="11pt" style:font-weight-asian="bold" style:font-name-complex="Arial1" style:font-size-complex="11pt"/>
    </style:style>
    <style:style style:name="P53" style:family="paragraph" style:parent-style-name="Standard">
      <style:paragraph-properties fo:text-align="start" style:justify-single-word="false" style:snap-to-layout-grid="false"/>
      <style:text-properties style:font-name="Arial" fo:font-size="11pt" fo:font-style="normal" style:text-underline-style="none" fo:font-weight="normal" officeooo:rsid="000ad711" officeooo:paragraph-rsid="001805f9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54" style:family="paragraph" style:parent-style-name="Standard">
      <style:paragraph-properties fo:text-align="start" style:justify-single-word="false" style:snap-to-layout-grid="false"/>
      <style:text-properties style:font-name="Arial" fo:font-size="11pt" fo:font-style="normal" style:text-underline-style="none" fo:font-weight="normal" officeooo:rsid="001805f9" officeooo:paragraph-rsid="001805f9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Arial" fo:font-size="11pt" fo:font-style="normal" style:text-underline-style="solid" style:text-underline-width="auto" style:text-underline-color="font-color" fo:font-weight="bold" officeooo:rsid="0008e391" officeooo:paragraph-rsid="0008e391" style:font-size-asian="11pt" style:font-style-asian="normal" style:font-weight-asian="bold" style:font-size-complex="11pt" style:font-style-complex="normal" style:font-weight-complex="bold"/>
    </style:style>
    <style:style style:name="P56" style:family="paragraph" style:parent-style-name="Standard">
      <style:paragraph-properties>
        <style:tab-stops>
          <style:tab-stop style:position="11.668cm"/>
        </style:tab-stops>
      </style:paragraph-properties>
      <style:text-properties style:font-name="Arial"/>
    </style:style>
    <style:style style:name="P57" style:family="paragraph" style:parent-style-name="Standard">
      <style:paragraph-properties>
        <style:tab-stops>
          <style:tab-stop style:position="11.539cm"/>
        </style:tab-stops>
      </style:paragraph-properties>
      <style:text-properties style:font-name="Arial" style:font-name-complex="Arial1"/>
    </style:style>
    <style:style style:name="P58" style:family="paragraph" style:parent-style-name="Standard">
      <style:paragraph-properties>
        <style:tab-stops>
          <style:tab-stop style:position="11.539cm"/>
        </style:tab-stops>
      </style:paragraph-properties>
      <style:text-properties style:font-name="Arial" fo:language="fr" fo:country="FR" style:language-asian="fr" style:country-asian="FR" style:font-name-complex="Arial1"/>
    </style:style>
    <style:style style:name="P59" style:family="paragraph" style:parent-style-name="Standard">
      <style:paragraph-properties fo:text-align="center" style:justify-single-word="false"/>
      <style:text-properties style:font-name="Arial" fo:font-size="9pt" officeooo:paragraph-rsid="000c9fd3" style:font-size-asian="9pt" style:font-name-complex="Arial1" style:font-size-complex="9pt"/>
    </style:style>
    <style:style style:name="P60" style:family="paragraph" style:parent-style-name="Standard">
      <style:paragraph-properties fo:text-align="center" style:justify-single-word="false" style:snap-to-layout-grid="false"/>
      <style:text-properties style:font-name="Arial" fo:font-size="9pt" officeooo:paragraph-rsid="000c9fd3" style:font-size-asian="9pt" style:font-name-complex="Arial1" style:font-size-complex="9pt"/>
    </style:style>
    <style:style style:name="P61" style:family="paragraph" style:parent-style-name="Standard">
      <style:paragraph-properties fo:text-align="center" style:justify-single-word="false"/>
      <style:text-properties style:font-name="Arial" fo:font-size="9pt" officeooo:rsid="001876d0" officeooo:paragraph-rsid="001876d0" style:font-size-asian="9pt" style:font-name-complex="Arial1" style:font-size-complex="9pt"/>
    </style:style>
    <style:style style:name="P62" style:family="paragraph" style:parent-style-name="Standard">
      <style:text-properties fo:color="#008000" style:font-name="Arial" fo:font-size="9pt" fo:language="fr" fo:country="FR" style:text-underline-style="solid" style:text-underline-width="auto" style:text-underline-color="font-color" fo:font-weight="bold" style:font-size-asian="9pt" style:language-asian="fr" style:country-asian="FR" style:font-weight-asian="bold" style:font-name-complex="Arial1" style:font-size-complex="9pt"/>
    </style:style>
    <style:style style:name="P63" style:family="paragraph" style:parent-style-name="Standard">
      <style:text-properties fo:color="#008000" style:font-name="Arial" fo:language="fr" fo:country="FR" style:text-underline-style="solid" style:text-underline-width="auto" style:text-underline-color="font-color" fo:font-weight="bold" style:language-asian="fr" style:country-asian="FR" style:font-weight-asian="bold" style:font-name-complex="Arial1"/>
    </style:style>
    <style:style style:name="P64" style:family="paragraph" style:parent-style-name="Standard">
      <style:text-properties fo:color="#008000" style:font-name="Arial" fo:language="fr" fo:country="FR" style:language-asian="fr" style:country-asian="FR" style:font-name-complex="Arial1"/>
    </style:style>
    <style:style style:name="P65" style:family="paragraph" style:parent-style-name="Standard">
      <style:text-properties fo:color="#008000" style:font-name="Arial" style:font-name-complex="Arial1"/>
    </style:style>
    <style:style style:name="P66" style:family="paragraph" style:parent-style-name="Standard">
      <style:text-properties fo:color="#008000" style:font-name="Arial" fo:font-size="11pt" style:text-underline-style="solid" style:text-underline-width="auto" style:text-underline-color="font-color" fo:font-weight="bold" style:font-size-asian="11pt" style:font-weight-asian="bold" style:font-name-complex="Arial1" style:font-size-complex="11pt"/>
    </style:style>
    <style:style style:name="P67" style:family="paragraph" style:parent-style-name="Standard">
      <style:paragraph-properties fo:margin-left="0.635cm" fo:margin-right="0cm" fo:text-indent="0cm" style:auto-text-indent="false"/>
      <style:text-properties style:font-name="Arial" fo:language="fr" fo:country="FR" style:language-asian="fr" style:country-asian="FR" style:font-name-complex="Arial1"/>
    </style:style>
    <style:style style:name="P68" style:family="paragraph" style:parent-style-name="Standard">
      <style:paragraph-properties fo:margin-left="0.635cm" fo:margin-right="0cm" fo:text-indent="0cm" style:auto-text-indent="false"/>
      <style:text-properties style:font-name="Arial" fo:language="fr" fo:country="FR" officeooo:paragraph-rsid="001805f9" style:language-asian="fr" style:country-asian="FR" style:font-name-complex="Arial1"/>
    </style:style>
    <style:style style:name="P69" style:family="paragraph" style:parent-style-name="Standard">
      <style:paragraph-properties fo:margin-left="1.249cm" fo:margin-right="0cm" fo:text-indent="0cm" style:auto-text-indent="false"/>
      <style:text-properties fo:color="#ff0000" style:font-name="Arial" fo:font-size="11pt" fo:language="fr" fo:country="FR" style:text-underline-style="solid" style:text-underline-width="auto" style:text-underline-color="font-color" fo:font-weight="bold" style:font-size-asian="11pt" style:language-asian="fr" style:country-asian="FR" style:font-weight-asian="bold" style:font-name-complex="Arial1" style:font-size-complex="11pt"/>
    </style:style>
    <style:style style:name="P70" style:family="paragraph" style:parent-style-name="Standard">
      <style:paragraph-properties fo:text-align="center" style:justify-single-word="false" style:snap-to-layout-grid="false"/>
      <style:text-properties style:font-name="Arial" fo:font-size="11pt" fo:font-weight="bold" officeooo:rsid="000c9fd3" officeooo:paragraph-rsid="000c9fd3" style:font-size-asian="11pt" style:font-weight-asian="bold" style:font-name-complex="Arial1" style:font-size-complex="11pt"/>
    </style:style>
    <style:style style:name="P71" style:family="paragraph" style:parent-style-name="Standard">
      <style:paragraph-properties style:snap-to-layout-grid="false"/>
      <style:text-properties style:font-name="Arial" fo:font-size="11pt" officeooo:rsid="000f1ddb" officeooo:paragraph-rsid="001805f9" style:font-size-asian="11pt" style:font-name-complex="Arial1" style:font-size-complex="11pt"/>
    </style:style>
    <style:style style:name="P72" style:family="paragraph" style:parent-style-name="Standard">
      <style:paragraph-properties fo:text-align="center" style:justify-single-word="false" style:snap-to-layout-grid="false"/>
      <style:text-properties style:font-name="Arial" fo:font-size="11pt" officeooo:paragraph-rsid="001805f9" style:font-size-asian="11pt" style:font-name-complex="Arial1" style:font-size-complex="11pt"/>
    </style:style>
    <style:style style:name="P73" style:family="paragraph" style:parent-style-name="Standard">
      <style:paragraph-properties fo:text-align="center" style:justify-single-word="false" style:snap-to-layout-grid="false"/>
      <style:text-properties style:font-name="Arial" fo:font-size="11pt" officeooo:paragraph-rsid="000c9fd3" style:font-size-asian="11pt" style:font-name-complex="Arial1" style:font-size-complex="11pt"/>
    </style:style>
    <style:style style:name="P74" style:family="paragraph" style:parent-style-name="Standard">
      <style:paragraph-properties style:snap-to-layout-grid="false"/>
      <style:text-properties style:font-name="Arial" fo:font-size="11pt" officeooo:paragraph-rsid="001805f9" style:font-size-asian="11pt" style:font-name-complex="Arial1" style:font-size-complex="11pt"/>
    </style:style>
    <style:style style:name="P75" style:family="paragraph" style:parent-style-name="Standard">
      <style:paragraph-properties style:snap-to-layout-grid="false"/>
      <style:text-properties style:font-name="Arial" fo:font-size="11pt" officeooo:paragraph-rsid="000c9fd3" style:font-size-asian="11pt" style:font-name-complex="Arial1" style:font-size-complex="11pt"/>
    </style:style>
    <style:style style:name="P76" style:family="paragraph" style:parent-style-name="Standard">
      <style:paragraph-properties fo:text-align="center" style:justify-single-word="false" style:snap-to-layout-grid="false"/>
      <style:text-properties style:font-name="Arial" fo:font-size="11pt" officeooo:rsid="000c9fd3" officeooo:paragraph-rsid="000c9fd3" style:font-size-asian="11pt" style:font-name-complex="Arial1" style:font-size-complex="11pt"/>
    </style:style>
    <style:style style:name="P77" style:family="paragraph">
      <style:paragraph-properties style:writing-mode="lr-tb"/>
    </style:style>
    <style:style style:name="P78" style:family="paragraph">
      <loext:graphic-properties draw:fill="solid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79" style:family="paragraph">
      <loext:graphic-properties draw:fill="none" draw:fill-color="#ffffff"/>
      <style:paragraph-properties fo:text-align="center" style:writing-mode="lr-tb"/>
    </style:style>
    <style:style style:name="P80" style:family="paragraph">
      <style:paragraph-properties fo:text-align="center" style:writing-mode="lr-tb"/>
    </style:style>
    <style:style style:name="P81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82" style:family="paragraph">
      <loext:graphic-properties draw:fill="none" draw:fill-color="#ffffff"/>
      <style:paragraph-properties style:writing-mode="lr-tb"/>
    </style:style>
    <style:style style:name="P83" style:family="paragraph">
      <loext:graphic-properties draw:fill="gradient" draw:fill-color="#92cddc" draw:fill-gradient-name="Gradient_20_2"/>
      <style:paragraph-properties style:writing-mode="lr-tb"/>
    </style:style>
    <style:style style:name="P84" style:family="paragraph">
      <loext:graphic-properties draw:fill="none" draw:fill-color="#ffffff"/>
    </style:style>
    <style:style style:name="P85" style:family="paragraph">
      <loext:graphic-properties draw:fill="none" draw:fill-color="#ffffff"/>
      <style:text-properties fo:color="#ff0000" fo:font-size="13pt" fo:font-weight="bold" style:font-size-asian="13pt" style:font-weight-asian="bold" style:font-size-complex="13pt" style:font-weight-complex="bold"/>
    </style:style>
    <style:style style:name="P86" style:family="paragraph">
      <loext:graphic-properties draw:fill="none" draw:fill-color="#ffffff"/>
      <style:text-properties fo:font-weight="bold" style:font-weight-asian="bold" style:font-weight-complex="bold"/>
    </style:style>
    <style:style style:name="P87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88" style:family="paragraph">
      <loext:graphic-properties draw:fill="gradient" draw:fill-color="#92cddc" draw:fill-gradient-name="Gradient_20_2"/>
      <style:paragraph-properties style:writing-mode="lr-tb"/>
      <style:text-properties fo:font-size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4pt" style:text-underline-style="solid" style:text-underline-width="auto" style:text-underline-color="font-color" fo:font-weight="bold" officeooo:rsid="0008e391" style:font-size-asian="12.25pt" style:font-weight-asian="bold" style:font-size-complex="14pt" style:font-weight-complex="bold"/>
    </style:style>
    <style:style style:name="T3" style:family="text">
      <style:text-properties officeooo:rsid="000c9fd3"/>
    </style:style>
    <style:style style:name="T4" style:family="text">
      <style:text-properties officeooo:rsid="000db09b"/>
    </style:style>
    <style:style style:name="T5" style:family="text">
      <style:text-properties officeooo:rsid="000f1ddb"/>
    </style:style>
    <style:style style:name="T6" style:family="text">
      <style:text-properties officeooo:rsid="00105075"/>
    </style:style>
    <style:style style:name="T7" style:family="text">
      <style:text-properties officeooo:rsid="0012462a"/>
    </style:style>
    <style:style style:name="T8" style:family="text">
      <style:text-properties officeooo:rsid="001805f9"/>
    </style:style>
    <style:style style:name="T9" style:family="text">
      <style:text-properties officeooo:rsid="000c9fd3" style:font-name-complex="Arial1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11pt" officeooo:rsid="00090f6b" style:font-size-asian="11pt" style:font-size-complex="11pt"/>
    </style:style>
    <style:style style:name="T12" style:family="text">
      <style:text-properties officeooo:rsid="0019c87e"/>
    </style:style>
    <style:style style:name="T13" style:family="text">
      <style:text-properties fo:color="#000000" officeooo:rsid="0012462a"/>
    </style:style>
    <style:style style:name="T14" style:family="text">
      <style:text-properties officeooo:rsid="001baba1"/>
    </style:style>
    <style:style style:name="T15" style:family="text">
      <style:text-properties officeooo:rsid="001c7c53"/>
    </style:style>
    <style:style style:name="T16" style:family="text">
      <style:text-properties officeooo:rsid="001cd515"/>
    </style:style>
    <style:style style:name="T17" style:family="text">
      <style:text-properties style:use-window-font-color="true" style:font-name="Times New Roman" fo:font-size="14pt" fo:language="fr" fo:country="FR" fo:font-weight="bold" style:font-name-asian="Times New Roman" style:font-size-asian="14pt" style:language-asian="zh" style:country-asian="CN" style:font-weight-asian="bold" style:font-name-complex="Times New Roman" style:font-size-complex="14pt" style:language-complex="ar" style:country-complex="SA" style:font-weight-complex="bold"/>
    </style:style>
    <style:style style:name="T18" style:family="text">
      <style:text-properties style:use-window-font-color="true" style:font-name="Arial1" fo:font-size="10pt" fo:language="fr" fo:country="FR" style:font-name-asian="Times New Roman" style:font-size-asian="10pt" style:language-asian="zh" style:country-asian="CN" style:font-name-complex="Arial1" style:font-size-complex="10pt" style:language-complex="ar" style:country-complex="SA"/>
    </style:style>
    <style:style style:name="T19" style:family="text">
      <style:text-properties fo:color="#ff0000" fo:font-size="13pt" fo:font-weight="bold" style:font-size-asian="13pt" style:font-weight-asian="bold" style:font-size-complex="13pt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74pt solid #000000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svg:stroke-opacity="100%" draw:stroke-linejoin="miter" svg:stroke-linecap="square" draw:fill="solid" draw:fill-color="#ffffff" draw:textarea-horizontal-align="justify" draw:textarea-vertical-align="top" draw:auto-grow-height="false" draw:auto-grow-width="false" fo:min-height="3.586cm" fo:min-width="2.305cm" fo:padding-top="0.127cm" fo:padding-bottom="0.127cm" fo:padding-left="0.254cm" fo:padding-right="0.254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9cm" svg:stroke-color="#000000" draw:marker-end="msArrowEnd_20_5" draw:marker-end-width="0.238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6cm" svg:stroke-color="#000000" svg:stroke-opacity="100%" draw:stroke-linejoin="miter" svg:stroke-linecap="square" draw:fill="solid" draw:fill-color="#ffffff" draw:textarea-horizontal-align="justify" draw:textarea-vertical-align="top" draw:auto-grow-height="false" draw:auto-grow-width="false" fo:min-height="1.369cm" fo:min-width="3.276cm" fo:padding-top="0.127cm" fo:padding-bottom="0.127cm" fo:padding-left="0.254cm" fo:padding-right="0.254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79cm" svg:stroke-color="#000000" svg:stroke-opacity="100%" draw:stroke-linejoin="round" svg:stroke-linecap="square" draw:fill="none" draw:fill-color="#ffffff" draw:textarea-horizontal-align="left" draw:textarea-vertical-align="middle" draw:auto-grow-height="false" fo:min-height="0.231cm" fo:min-width="3.246cm" fo:padding-top="0.229cm" fo:padding-bottom="0.229cm" fo:padding-left="0.441cm" fo:padding-right="0.441cm" fo:wrap-option="no-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26cm" svg:stroke-color="#000000" svg:stroke-opacity="100%" draw:stroke-linejoin="miter" svg:stroke-linecap="square" draw:fill="solid" draw:fill-color="#ffffff" draw:textarea-horizontal-align="justify" draw:textarea-vertical-align="top" draw:auto-grow-height="false" draw:auto-grow-width="false" fo:min-height="1.296cm" fo:min-width="2.94cm" fo:padding-top="0.127cm" fo:padding-bottom="0.127cm" fo:padding-left="0.254cm" fo:padding-right="0.254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53cm" svg:stroke-color="#0070c0" svg:stroke-opacity="100%" draw:stroke-linejoin="round" svg:stroke-linecap="square" draw:fill="none" draw:fill-color="#ffffff" draw:textarea-horizontal-align="left" draw:textarea-vertical-align="middle" draw:auto-grow-height="false" fo:min-height="1.318cm" fo:min-width="1.884cm" fo:padding-top="0.229cm" fo:padding-bottom="0.229cm" fo:padding-left="0.441cm" fo:padding-right="0.441cm" fo:wrap-option="no-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053cm" svg:stroke-color="#0070c0" svg:stroke-opacity="100%" draw:stroke-linejoin="round" svg:stroke-linecap="square" draw:fill="none" draw:fill-color="#ffffff" draw:textarea-horizontal-align="left" draw:textarea-vertical-align="middle" draw:auto-grow-height="false" fo:min-height="0.503cm" fo:min-width="1.309cm" fo:padding-top="0.229cm" fo:padding-bottom="0.229cm" fo:padding-left="0.441cm" fo:padding-right="0.441cm" fo:wrap-option="no-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.035cm" svg:stroke-color="#92cddc" svg:stroke-opacity="100%" draw:stroke-linejoin="miter" svg:stroke-linecap="square" draw:fill="gradient" draw:fill-color="#92cddc" draw:fill-gradient-name="Gradient_20_2" draw:textarea-horizontal-align="left" draw:textarea-vertical-align="middle" draw:auto-grow-height="false" fo:min-height="1.224cm" fo:min-width="2.21cm" fo:padding-top="0.229cm" fo:padding-bottom="0.229cm" fo:padding-left="0.441cm" fo:padding-right="0.441cm" fo:wrap-option="no-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035cm" svg:stroke-color="#92cddc" svg:stroke-opacity="100%" draw:stroke-linejoin="miter" svg:stroke-linecap="square" draw:fill="gradient" draw:fill-color="#92cddc" draw:fill-gradient-name="Gradient_20_2" draw:textarea-horizontal-align="left" draw:textarea-vertical-align="middle" draw:auto-grow-height="false" fo:min-height="1.175cm" fo:min-width="2.475cm" fo:padding-top="0.229cm" fo:padding-bottom="0.229cm" fo:padding-left="0.441cm" fo:padding-right="0.441cm" fo:wrap-option="no-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width="0.053cm" svg:stroke-color="#0070c0" svg:stroke-opacity="100%" draw:stroke-linejoin="round" svg:stroke-linecap="square" draw:fill="none" draw:fill-color="#ffffff" draw:textarea-horizontal-align="left" draw:textarea-vertical-align="middle" draw:auto-grow-height="false" fo:min-height="1.319cm" fo:min-width="1.404cm" fo:padding-top="0.229cm" fo:padding-bottom="0.229cm" fo:padding-left="0.441cm" fo:padding-right="0.441cm" fo:wrap-option="no-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.053cm" svg:stroke-color="#0070c0" svg:stroke-opacity="100%" draw:stroke-linejoin="round" svg:stroke-linecap="square" draw:fill="none" draw:fill-color="#ffffff" draw:textarea-horizontal-align="left" draw:textarea-vertical-align="middle" draw:auto-grow-height="false" fo:min-height="2.595cm" fo:min-width="2.23cm" fo:padding-top="0.229cm" fo:padding-bottom="0.229cm" fo:padding-left="0.441cm" fo:padding-right="0.441cm" fo:wrap-option="no-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solid" svg:stroke-width="0.053cm" svg:stroke-color="#0070c0" svg:stroke-opacity="100%" draw:stroke-linejoin="round" svg:stroke-linecap="square" draw:fill="none" draw:fill-color="#ffffff" draw:textarea-horizontal-align="left" draw:textarea-vertical-align="middle" draw:auto-grow-height="false" fo:min-height="2.933cm" fo:min-width="0.275cm" fo:padding-top="0.229cm" fo:padding-bottom="0.229cm" fo:padding-left="0.441cm" fo:padding-right="0.441cm" fo:wrap-option="no-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1.0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solid" svg:stroke-width="0.035cm" svg:stroke-color="#92cddc" svg:stroke-opacity="100%" draw:stroke-linejoin="miter" svg:stroke-linecap="square" draw:fill="gradient" draw:fill-color="#92cddc" draw:fill-gradient-name="Gradient_20_2" draw:textarea-horizontal-align="left" draw:textarea-vertical-align="middle" draw:auto-grow-height="false" fo:min-height="1.224cm" fo:min-width="2.21cm" fo:padding-top="0.229cm" fo:padding-bottom="0.229cm" fo:padding-left="0.441cm" fo:padding-right="0.441cm" fo:wrap-option="no-wrap" draw:shadow-color="#808080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solid" svg:stroke-width="0.035cm" svg:stroke-color="#92cddc" svg:stroke-opacity="100%" draw:stroke-linejoin="miter" svg:stroke-linecap="square" draw:fill="gradient" draw:fill-color="#92cddc" draw:fill-gradient-name="Gradient_20_2" draw:textarea-horizontal-align="left" draw:textarea-vertical-align="middle" draw:auto-grow-height="false" fo:min-height="2.29cm" fo:min-width="3.642cm" fo:padding-top="0.229cm" fo:padding-bottom="0.229cm" fo:padding-left="0.441cm" fo:padding-right="0.441cm" fo:wrap-option="no-wrap" draw:shadow="visible" draw:shadow-offset-x="0.035cm" draw:shadow-offset-y="0.062cm" draw:shadow-color="#205867" draw:shadow-opacity="50%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1.7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solid" svg:stroke-width="0.079cm" svg:stroke-color="#ff0000" svg:stroke-opacity="100%" draw:stroke-linejoin="round" svg:stroke-linecap="square" draw:fill="none" draw:fill-color="#ffffff" draw:textarea-horizontal-align="left" draw:textarea-vertical-align="middle" draw:auto-grow-height="false" fo:min-height="3.441cm" fo:min-width="2.217cm" fo:padding-top="0.229cm" fo:padding-bottom="0.229cm" fo:padding-left="0.441cm" fo:padding-right="0.441cm" fo:wrap-option="no-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2"/>
      <text:p text:style-name="P12"/>
      <text:p text:style-name="P10"/>
      <text:p text:style-name="P10">DOSSIER DE CONCEPTION</text:p>
      <text:p text:style-name="P10"/>
      <text:p text:style-name="P10">JUKEBOX CONNECTE</text:p>
      <text:p text:style-name="P17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>PRÉSENTATION DU BESOIN</text:p>
      <text:p text:style-name="P18"/>
      <text:p text:style-name="P13">1) Mise en situation</text:p>
      <text:p text:style-name="P15"/>
      <text:p text:style-name="P22"><text:tab/><text:span text:style-name="T10">De nos jour la musique fait partie </text:span><text:span text:style-name="T11">intégrante</text:span><text:span text:style-name="T10"> de notre vie, lors de soirée entre amis, dans un bar. </text:span><text:span text:style-name="T11">Des améliorations furent crée dans le but de faciliter l’écoute de musique par un groupe. Ceux des années 80</text:span></text:p>
      <text:p text:style-name="P15"/>
      <text:p text:style-name="P13">2) Le besoin et son marché</text:p>
      <text:p text:style-name="P13"/>
      <text:p text:style-name="P23"><text:span text:style-name="T10">Lors de soirée, la musique est souvent gérée par une seule personne et de par ce fait ne peux convenir a tout le monde.</text:span> </text:p>
      <text:p text:style-name="P24"/>
      <text:p text:style-name="P16"/>
      <text:p text:style-name="P13">3) Le contexte du projet et ses objectifs</text:p>
      <text:p text:style-name="P13"/>
      <text:p text:style-name="P15"><text:tab/><text:span text:style-name="T10">Lors d'une soirée entre amis, la musique est souvent gérée uniquement par une personne. De ce fait, le problème est que la musique ne pourrait pas convenir à tout le monde</text:span></text:p>
      <text:p text:style-name="P55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14"/>
      <text:p text:style-name="P13"/>
      <text:p text:style-name="P13"/>
      <text:p text:style-name="P13"/>
      <text:p text:style-name="P13"/>
      <text:p text:style-name="P12"><text:soft-page-break/>Expression fonctionnelle du besoin</text:p>
      <text:p text:style-name="P13"/>
      <text:p text:style-name="P13">4) Énoncé du besoin</text:p>
      <text:p text:style-name="P15"><text:tab/></text:p>
      <text:p text:style-name="P62"><draw:frame draw:style-name="fr1" draw:name="Cadre1" text:anchor-type="char" svg:x="11.12cm" svg:y="0.146cm" svg:width="3.678cm" svg:height="0.972cm" draw:z-index="2"><draw:text-box><text:p text:style-name="P4">Sur quoi agit-il ?</text:p><text:p text:style-name="P3"/></draw:text-box></draw:frame><draw:frame draw:style-name="fr1" draw:name="Cadre2" text:anchor-type="char" svg:x="2.418cm" svg:y="0.153cm" svg:width="3.96cm" svg:height="0.972cm" draw:z-index="3"><draw:text-box><text:p text:style-name="P5">A qui rend-il service ?</text:p></draw:text-box></draw:frame></text:p>
      <text:p text:style-name="P62"/>
      <text:p text:style-name="P63"/>
      <text:p text:style-name="P64"><draw:custom-shape text:anchor-type="char" draw:z-index="8" draw:name="Oval 23" draw:style-name="gr5" draw:text-style-name="P81" svg:width="4.874cm" svg:height="2.19cm" svg:x="10.564cm" svg:y="0.081cm"><text:p text:style-name="P80"><text:span text:style-name="T18">Un système audio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6" draw:name="Oval 22" draw:style-name="gr3" draw:text-style-name="P81" svg:width="5.347cm" svg:height="2.294cm" svg:x="1.508cm" svg:y="0.425cm"><text:p text:style-name="P80"><text:span text:style-name="T18">Un groupe de personnes souhaitant partager de la musiqu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</text:p>
      <text:p text:style-name="P64"/>
      <text:p text:style-name="P64"><draw:custom-shape text:anchor-type="char" draw:z-index="4" draw:name="Oval 24" draw:style-name="gr1" draw:text-style-name="P78" svg:width="3.978cm" svg:height="5.428cm" svg:x="6.586cm" svg:y="0.168cm"><text:p text:style-name="P77"><text:span text:style-name="T17"/></text:p><text:p text:style-name="P77"><text:span text:style-name="T17"/></text:p><text:p text:style-name="P77"><text:span text:style-name="T17">Jukebox Connecté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64"><draw:line text:anchor-type="char" draw:z-index="5" draw:name="Line 25" draw:style-name="gr2" draw:text-style-name="P79" svg:x1="10.874cm" svg:y1="0.293cm" svg:x2="10.888cm" svg:y2="7.44cm"><text:p/></draw:line><draw:custom-shape text:anchor-type="char" draw:z-index="7" draw:name="Freeform 26" draw:style-name="gr4" draw:text-style-name="P82" svg:width="4.128cm" svg:height="0.69cm" svg:x="6.832cm" svg:y="0.228cm"><text:p/><draw:enhanced-geometry svg:viewBox="0 0 2340 391" draw:glue-points="0 33655 466725 219075 952500 209550 1485900 0" draw:type="non-primitive" draw:enhanced-path="M 0 53 C 123 102 485 299 735 345 985 391 1233 387 1500 330 1767 273 2165 69 2340 0 N"/></draw:custom-shape></text:p>
      <text:p text:style-name="P64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4"><draw:frame draw:style-name="fr1" draw:name="Cadre3" text:anchor-type="char" svg:x="6.574cm" svg:y="0.381cm" svg:width="3.678cm" svg:height="0.972cm" draw:z-index="1"><draw:text-box><text:p text:style-name="P2">Dans quel but ?</text:p></draw:text-box></draw:frame></text:p>
      <text:p text:style-name="P64"/>
      <text:p text:style-name="P65"/>
      <text:p text:style-name="P65"/>
      <text:p text:style-name="P64"><draw:frame draw:style-name="fr1" draw:name="Cadre4" text:anchor-type="char" svg:x="1.27cm" svg:y="0.113cm" svg:width="14.529cm" svg:height="1.349cm" draw:z-index="0"><draw:text-box><text:p text:style-name="P6">Permettre à un groupe <text:span text:style-name="T6">de personnes </text:span>souhaitant <text:span text:style-name="T6">partager entre eux</text:span> <text:span text:style-name="T6">leurs</text:span> musique<text:span text:style-name="T7">s</text:span> <text:span text:style-name="T6">en</text:span> temps réel sur un système audio</text:p></draw:text-box></draw:frame></text:p>
      <text:p text:style-name="P64"/>
      <text:p text:style-name="P66"/>
      <text:p text:style-name="P66"/>
      <text:p text:style-name="P13"/>
      <text:p text:style-name="P13"/>
      <text:p text:style-name="P13">5) Validation du besoin</text:p>
      <text:p text:style-name="P13"/>
      <text:p text:style-name="P20">Pourquoi ce besoin existe-il ? </text:p>
      <text:p text:style-name="P20"/>
      <text:p text:style-name="P25"><text:tab/>- <text:span text:style-name="T12">Pour satisfaire un groupe d'amateur de musiques</text:span></text:p>
      <text:p text:style-name="P25"><text:tab/>- <text:span text:style-name="T12">Pour permettre à n'importe qui d'ajouter de la musique en soirée</text:span></text:p>
      <text:p text:style-name="P25"><text:tab/>- <text:span text:style-name="T12">Parce que la musique ne peut convenir à tout le monde</text:span></text:p>
      <text:p text:style-name="P25"><text:tab/>- <text:span text:style-name="T12">Pour adapter la musique aux goûts de chacun</text:span></text:p>
      <text:p text:style-name="P25"/>
      <text:p text:style-name="P21">Qu'est ce qui pourrait le faire disparaître ?</text:p>
      <text:p text:style-name="P26"><text:tab/>- Plus de soirées <text:span text:style-name="T13">entre amis</text:span>( improbable)</text:p>
      <text:p text:style-name="P26"><text:tab/>- <text:span text:style-name="T12">Pas d'accès internet </text:span>(improbable)</text:p>
      <text:p text:style-name="P26"/>
      <text:p text:style-name="P21">Qu'est ce qui pourrait le faire évoluer ?</text:p>
      <text:p text:style-name="P26">- <text:span text:style-name="T12">Evolution des modes de communications</text:span></text:p>
      <text:p text:style-name="P26"/>
      <text:p text:style-name="P19"><text:soft-page-break/>Conclusion</text:p>
      <text:p text:style-name="P26"/>
      <text:p text:style-name="P26"><text:tab/>En conclusion, le besoin est validé à <text:span text:style-name="T7">court</text:span> terme.</text:p>
      <text:p text:style-name="P27"><text:tab/><text:span text:style-name="T2">Analyse fonctionnelle du besoin</text:span></text:p>
      <text:p text:style-name="P13"/>
      <text:p text:style-name="P13">6) Relations avec le milieu extérieur</text:p>
      <text:p text:style-name="P67"/>
      <text:p text:style-name="P67"><draw:custom-shape text:anchor-type="paragraph" draw:z-index="42" draw:name="Oval 40" draw:style-name="gr14" draw:text-style-name="P88" svg:width="4.373cm" svg:height="2.378cm" svg:x="4.838cm" svg:y="0.41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5" draw:name="Oval 40" draw:style-name="gr14" draw:text-style-name="P83" svg:width="4.373cm" svg:height="2.378cm" svg:x="9.618cm" svg:y="0.41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67"/>
      <text:p text:style-name="P68"><draw:frame text:anchor-type="paragraph" draw:z-index="36" draw:style-name="gr13" draw:text-style-name="P84" svg:width="3.058cm" svg:height="1.029cm" svg:x="5.877cm" svg:y="0.43cm"><draw:text-box><text:p>Normes</text:p></draw:text-box></draw:frame><draw:frame text:anchor-type="paragraph" draw:z-index="43" draw:style-name="gr13" draw:text-style-name="P84" svg:width="3.058cm" svg:height="1.029cm" svg:x="10.76cm" svg:y="0.445cm"><draw:text-box><text:p>Utilisateur</text:p></draw:text-box></draw:frame></text:p>
      <text:p text:style-name="P7"/>
      <text:p text:style-name="P9"/>
      <text:p text:style-name="P69"><draw:custom-shape text:anchor-type="char" draw:z-index="28" draw:name="Oval 40" draw:style-name="gr8" draw:text-style-name="P83" svg:width="4.373cm" svg:height="2.378cm" svg:x="-0.071cm" svg:y="0.3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33" draw:name="Freeform 59" draw:style-name="gr7" draw:text-style-name="P82" svg:width="2.192cm" svg:height="0.962cm" draw:transform="rotate (1.44862327915529) translate (6.56872222222222cm 2.52765277777778cm)"><text:p/><draw:enhanced-geometry svg:viewBox="0 0 915 180" draw:glue-points="763270 0 262765 64294 0 257175" draw:type="non-primitive" draw:enhanced-path="M 915 0 C 691 7 467 15 315 45 163 75 122 115 0 180 N"/></draw:custom-shape><draw:custom-shape text:anchor-type="char" draw:z-index="39" draw:name="Freeform 50" draw:style-name="gr17" draw:text-style-name="P82" svg:width="3.1cm" svg:height="3.901cm" svg:x="10.098cm" svg:y="0.093cm"><text:p/><draw:enhanced-geometry svg:viewBox="0 0 2325 1202" draw:glue-points="55539 0 184630 680221 1163320 490672" draw:type="non-primitive" draw:enhanced-path="M 111 0 C 150 179 0 944 369 1073 738 1202 1918 836 2325 774 N"/></draw:custom-shape></text:p>
      <text:p text:style-name="P69"><draw:custom-shape text:anchor-type="char" draw:z-index="16" draw:style-name="gr12" draw:text-style-name="P82" svg:width="1.158cm" svg:height="3.393cm" draw:transform="rotate (0.994837673636768) translate (3.98286111111111cm 1.08302777777778cm)"><text:p/><draw:enhanced-geometry svg:viewBox="0 0 215 1455" draw:glue-points="3293 0 23052 485107 141605 922655" draw:type="non-primitive" draw:enhanced-path="M 5 0 C 2 261 0 523 35 765 70 1007 128 1250 215 1455 N"/></draw:custom-shape></text:p>
      <text:p text:style-name="P30"><draw:frame text:anchor-type="paragraph" draw:z-index="20" draw:style-name="gr13" draw:text-style-name="P85" svg:width="3.058cm" svg:height="1.029cm" svg:x="10.421cm" svg:y="0.335cm"><draw:text-box><text:p><text:span text:style-name="T19">FS1</text:span></text:p></draw:text-box></draw:frame><draw:frame text:anchor-type="paragraph" draw:z-index="34" draw:style-name="gr13" draw:text-style-name="P84" svg:width="3.058cm" svg:height="1.029cm" svg:x="1.039cm" svg:y="0.247cm"><draw:text-box><text:p>Support</text:p></draw:text-box></draw:frame><draw:frame text:anchor-type="paragraph" draw:z-index="44" draw:style-name="gr13" draw:text-style-name="P86" svg:width="3.058cm" svg:height="1.029cm" svg:x="7.183cm" svg:y="0.277cm"><draw:text-box><text:p><text:span text:style-name="T20">FS8</text:span></text:p></draw:text-box></draw:frame><draw:custom-shape text:anchor-type="char" draw:z-index="15" draw:style-name="gr11" draw:text-style-name="P82" svg:width="3.112cm" svg:height="3.054cm" draw:transform="rotate (0.994837673636768) translate (2.79223611111111cm 3.03565277777778cm)"><text:p/><draw:enhanced-geometry svg:viewBox="0 0 215 1455" draw:glue-points="3293 0 23052 485107 141605 922655" draw:type="non-primitive" draw:enhanced-path="M 5 0 C 2 261 0 523 35 765 70 1007 128 1250 215 1455 N"/></draw:custom-shape></text:p>
      <text:p text:style-name="P30"><draw:frame text:anchor-type="paragraph" draw:z-index="25" draw:style-name="gr13" draw:text-style-name="P86" svg:width="3.058cm" svg:height="1.029cm" svg:x="4.65cm" svg:y="0.277cm"><draw:text-box><text:p><text:span text:style-name="T20">FS7</text:span></text:p></draw:text-box></draw:frame><draw:custom-shape text:anchor-type="char" draw:z-index="40" draw:name="Oval 40" draw:style-name="gr8" draw:text-style-name="P83" svg:width="4.373cm" svg:height="2.378cm" svg:x="12.158cm" svg:y="0.3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1"><draw:custom-shape text:anchor-type="char" draw:z-index="37" draw:name="Oval 30" draw:style-name="gr15" draw:text-style-name="P83" svg:width="6.398cm" svg:height="3.885cm" svg:x="5.084cm" svg:y="0.3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1"><draw:frame text:anchor-type="paragraph" draw:z-index="41" draw:style-name="gr13" draw:text-style-name="P84" svg:width="3.058cm" svg:height="1.029cm" svg:x="12.92cm" svg:y="0.275cm"><draw:text-box><text:p>Système Audio</text:p></draw:text-box></draw:frame></text:p>
      <text:p text:style-name="P31"><draw:custom-shape text:anchor-type="char" draw:z-index="14" draw:name="Oval 40" draw:style-name="gr8" draw:text-style-name="P83" svg:width="4.373cm" svg:height="2.378cm" svg:x="-0.563cm" svg:y="0.26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1"><draw:frame text:anchor-type="paragraph" draw:z-index="38" draw:style-name="gr16" draw:text-style-name="P87" svg:width="4.257cm" svg:height="1.729cm" svg:x="6.458cm" svg:y="0.298cm"><draw:text-box><text:p><text:span text:style-name="T21">Jukebox connecté</text:span></text:p></draw:text-box></draw:frame></text:p>
      <text:p text:style-name="P31"><draw:frame text:anchor-type="paragraph" draw:z-index="24" draw:style-name="gr13" draw:text-style-name="P86" svg:width="3.058cm" svg:height="1.029cm" svg:x="3.895cm" svg:y="0.196cm"><draw:text-box><text:p><text:span text:style-name="T20">FS6</text:span></text:p></draw:text-box></draw:frame><draw:frame text:anchor-type="paragraph" draw:z-index="17" draw:style-name="gr13" draw:text-style-name="P84" svg:width="3.058cm" svg:height="1.029cm" svg:x="0.661cm" svg:y="0.196cm"><draw:text-box><text:p>Esthétique</text:p></draw:text-box></draw:frame></text:p>
      <text:p text:style-name="P32"/>
      <text:p text:style-name="P56"><draw:frame text:anchor-type="paragraph" draw:z-index="21" draw:style-name="gr13" draw:text-style-name="P86" svg:width="3.058cm" svg:height="1.029cm" svg:x="11.273cm" svg:y="0.212cm"><draw:text-box><text:p><text:span text:style-name="T20">FS2</text:span></text:p></draw:text-box></draw:frame><draw:custom-shape text:anchor-type="char" draw:z-index="9" draw:name="Freeform 53" draw:style-name="gr6" draw:text-style-name="P82" svg:width="2.767cm" svg:height="1.777cm" svg:x="3.258cm" svg:y="0.323cm"><text:p/><draw:enhanced-geometry svg:viewBox="0 0 1110 335" draw:mirror-vertical="true" draw:glue-points="873125 402590 460160 60088 0 42062" draw:type="non-primitive" draw:enhanced-path="M 1110 335 C 940 217 770 100 585 50 400 0 117 35 0 35 N"/></draw:custom-shape><text:tab/></text:p>
      <text:p text:style-name="P8"><draw:custom-shape text:anchor-type="char" draw:z-index="26" draw:name="Oval 40" draw:style-name="gr8" draw:text-style-name="P83" svg:width="4.373cm" svg:height="2.378cm" svg:x="13.145cm" svg:y="0.06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1"><draw:frame text:anchor-type="paragraph" draw:z-index="27" draw:style-name="gr13" draw:text-style-name="P84" svg:width="3.058cm" svg:height="1.029cm" svg:x="13.765cm" svg:y="0.307cm"><draw:text-box><text:p>Smartphone</text:p></draw:text-box></draw:frame><draw:frame text:anchor-type="paragraph" draw:z-index="23" draw:style-name="gr13" draw:text-style-name="P86" svg:width="3.058cm" svg:height="1.029cm" svg:x="4.362cm" svg:y="0.168cm"><draw:text-box><text:p><text:span text:style-name="T20">FS5</text:span></text:p></draw:text-box></draw:frame><draw:custom-shape text:anchor-type="char" draw:z-index="10" draw:name="Freeform 59" draw:style-name="gr7" draw:text-style-name="P82" svg:width="2.192cm" svg:height="0.962cm" draw:transform="rotate (1.44862327915529) translate (9.11930555555555cm 2.42005555555556cm)"><text:p/><draw:enhanced-geometry svg:viewBox="0 0 915 180" draw:glue-points="763270 0 262765 64294 0 257175" draw:type="non-primitive" draw:enhanced-path="M 915 0 C 691 7 467 15 315 45 163 75 122 115 0 180 N"/></draw:custom-shape><draw:custom-shape text:anchor-type="char" draw:z-index="29" draw:name="Freeform 59" draw:style-name="gr7" draw:text-style-name="P82" svg:width="2.192cm" svg:height="0.962cm" draw:transform="rotate (1.44862327915529) translate (6.03779166666667cm 2.3495cm)"><text:p/><draw:enhanced-geometry svg:viewBox="0 0 915 180" draw:glue-points="763270 0 262765 64294 0 257175" draw:type="non-primitive" draw:enhanced-path="M 915 0 C 691 7 467 15 315 45 163 75 122 115 0 180 N"/></draw:custom-shape></text:p>
      <text:p text:style-name="P31"><draw:custom-shape text:anchor-type="char" draw:z-index="11" draw:name="Oval 40" draw:style-name="gr8" draw:text-style-name="P83" svg:width="4.373cm" svg:height="2.378cm" svg:x="-0.011cm" svg:y="0.0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1"><draw:frame text:anchor-type="paragraph" draw:z-index="22" draw:style-name="gr13" draw:text-style-name="P86" svg:width="3.058cm" svg:height="1.029cm" svg:x="9.46cm" svg:y="0.005cm"><draw:text-box><text:p><text:span text:style-name="T20">FS3</text:span></text:p></draw:text-box></draw:frame><draw:frame text:anchor-type="paragraph" draw:z-index="30" draw:style-name="gr13" draw:text-style-name="P86" svg:width="3.058cm" svg:height="1.029cm" svg:x="6.403cm" svg:y="0.005cm"><draw:text-box><text:p><text:span text:style-name="T20">FS4</text:span></text:p></draw:text-box></draw:frame><draw:frame text:anchor-type="paragraph" draw:z-index="18" draw:style-name="gr13" draw:text-style-name="P84" svg:width="3.058cm" svg:height="1.029cm" svg:x="0.96cm" svg:y="0.215cm"><draw:text-box><text:p>Ergonomie</text:p></draw:text-box></draw:frame></text:p>
      <text:p text:style-name="P34"/>
      <text:p text:style-name="P31"><draw:custom-shape text:anchor-type="char" draw:z-index="12" draw:name="Oval 42" draw:style-name="gr9" draw:text-style-name="P83" svg:width="4.744cm" svg:height="2.308cm" svg:x="9.305cm" svg:y="0.3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13" draw:style-name="gr10" draw:text-style-name="P82" svg:width="2.287cm" svg:height="1.779cm" svg:x="10.859cm" svg:y="-2.665cm"><text:p/><draw:enhanced-geometry svg:viewBox="0 0 215 1455" draw:glue-points="3293 0 23052 485107 141605 922655" draw:type="non-primitive" draw:enhanced-path="M 5 0 C 2 261 0 523 35 765 70 1007 128 1250 215 1455 N"/></draw:custom-shape><draw:custom-shape text:anchor-type="char" draw:z-index="31" draw:name="Oval 40" draw:style-name="gr8" draw:text-style-name="P83" svg:width="4.373cm" svg:height="2.378cm" svg:x="4.016cm" svg:y="0.2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3"/>
      <text:p text:style-name="P57"><draw:frame text:anchor-type="paragraph" draw:z-index="19" draw:style-name="gr13" draw:text-style-name="P84" svg:width="3.058cm" svg:height="1.029cm" svg:x="10.783cm" svg:y="0.272cm"><draw:text-box><text:p>Energie</text:p></draw:text-box></draw:frame><draw:frame text:anchor-type="paragraph" draw:z-index="32" draw:style-name="gr13" draw:text-style-name="P84" svg:width="3.058cm" svg:height="1.029cm" svg:x="4.898cm" svg:y="0.129cm"><draw:text-box><text:p>Milieu Ambiant</text:p></draw:text-box></draw:frame><text:tab/></text:p>
      <text:p text:style-name="P58"/>
      <text:p text:style-name="P58"/>
      <text:p text:style-name="P57"/>
      <text:p text:style-name="P57"/>
      <text:p text:style-name="P11"/>
      <text:p text:style-name="P13"/>
      <text:p text:style-name="P13">7) Listes des fonctions de service</text:p>
      <text:p text:style-name="P13"/>
      <text:p text:style-name="P28"/>
      <text:p text:style-name="P28">FS1 : Permettre à l'utilisateur de <text:span text:style-name="T8">partager la musique sur un système audio</text:span></text:p>
      <text:p text:style-name="P28">FS2 : Permettre <text:span text:style-name="T8">à l'utilisateur de contrôler le jukebox depuis son smartphone</text:span></text:p>
      <text:p text:style-name="P28">FS3 : <text:span text:style-name="T8">Alimenter le système</text:span></text:p>
      <text:p text:style-name="P28">FS4 : <text:span text:style-name="T8">Résister aux contraintes extérieures</text:span></text:p>
      <text:p text:style-name="P28">FS5 : <text:span text:style-name="T8">Être simple d'utilisation et intuitif</text:span></text:p>
      <text:p text:style-name="P28">FS6 : <text:span text:style-name="T8">Être visuellement agréable</text:span></text:p>
      <text:p text:style-name="P28">FS7 : <text:span text:style-name="T8">Être stable sur un support</text:span></text:p>
      <text:p text:style-name="P29">FS8 : Respecter les normes en vigueur</text:p>
      <text:p text:style-name="P13"><text:soft-page-break/></text:p>
      <text:p text:style-name="P13"/>
      <text:p text:style-name="P13"/>
      <text:p text:style-name="P13"><text:span text:style-name="T3">8</text:span>) Caractérisation des fonctions</text:p>
      <text:p text:style-name="P13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 table:style-name="Tableau2.1">
          <table:table-cell table:style-name="Tableau2.A1" office:value-type="string">
            <text:p text:style-name="P59">Fonctions</text:p>
          </table:table-cell>
          <table:table-cell table:style-name="Tableau2.A1" office:value-type="string">
            <text:p text:style-name="P59">Désignation</text:p>
          </table:table-cell>
          <table:table-cell table:style-name="Tableau2.A1" office:value-type="string">
            <text:p text:style-name="P59">Critères d’appréciation</text:p>
          </table:table-cell>
          <table:table-cell table:style-name="Tableau2.A1" office:value-type="string">
            <text:p text:style-name="P59">Niveau</text:p>
          </table:table-cell>
          <table:table-cell table:style-name="Tableau2.A1" office:value-type="string">
            <text:p text:style-name="P61">Limite d'acceptation</text:p>
          </table:table-cell>
          <table:table-cell table:style-name="Tableau2.F1" office:value-type="string">
            <text:p text:style-name="P60">Observations</text:p>
          </table:table-cell>
        </table:table-row>
        <table:table-row table:style-name="Tableau2.2">
          <table:table-cell table:style-name="Tableau2.A1" office:value-type="string">
            <text:p text:style-name="P49"/>
            <text:p text:style-name="P49"/>
            <text:p text:style-name="P51">FS1 </text:p>
          </table:table-cell>
          <table:table-cell table:style-name="Tableau2.A1" office:value-type="string">
            <text:p text:style-name="P53">Permettre à l'utilisateur de <text:span text:style-name="T8">partager la musique sur un système audio</text:span></text:p>
          </table:table-cell>
          <table:table-cell table:style-name="Tableau2.A1" office:value-type="string">
            <text:p text:style-name="P35">- <text:span text:style-name="T3">Micro-Ordinateur</text:span></text:p>
            <text:p text:style-name="P35"/>
            <text:p text:style-name="P35">- <text:span text:style-name="T3">Sortie audio</text:span></text:p>
            <text:p text:style-name="P35"/>
            <text:p text:style-name="P35">- <text:span text:style-name="T3">Connectivité</text:span></text:p>
            <text:p text:style-name="P35"/>
          </table:table-cell>
          <table:table-cell table:style-name="Tableau2.A1" office:value-type="string">
            <text:p text:style-name="P41">- Raspberry Pi</text:p>
            <text:p text:style-name="P36"/>
            <text:p text:style-name="P35"/>
            <text:p text:style-name="P71">- RCA (jack 3.5) ; Bluetooth</text:p>
            <text:p text:style-name="P35"/>
            <text:p text:style-name="P37">-<text:span text:style-name="T5">Wifi ; Ethernet</text:span></text:p>
            <text:p text:style-name="P38"/>
          </table:table-cell>
          <table:table-cell table:style-name="Tableau2.A1" office:value-type="string">
            <text:p text:style-name="P72">/</text:p>
            <text:p text:style-name="P72"/>
            <text:p text:style-name="P72"/>
            <text:p text:style-name="P72">/</text:p>
            <text:p text:style-name="P72"/>
            <text:p text:style-name="P72">/</text:p>
            <text:p text:style-name="P72"/>
          </table:table-cell>
          <table:table-cell table:style-name="Tableau2.F1" office:value-type="string">
            <text:p text:style-name="P47">Gestion de la priorité de lecture avec un algorithme favorisant la répartition des musique jouées par les utilisateurs</text:p>
          </table:table-cell>
        </table:table-row>
        <table:table-row table:style-name="Tableau2.3">
          <table:table-cell table:style-name="Tableau2.A1" office:value-type="string">
            <text:p text:style-name="P49"/>
            <text:p text:style-name="P49"/>
            <text:p text:style-name="P51">FS2</text:p>
          </table:table-cell>
          <table:table-cell table:style-name="Tableau2.A1" office:value-type="string">
            <text:p text:style-name="P53">Permettre <text:span text:style-name="T8">à l'utilisateur de contrôler le jukebox depuis son smartphone</text:span></text:p>
          </table:table-cell>
          <table:table-cell table:style-name="Tableau2.A1" office:value-type="string">
            <text:p text:style-name="P35">- <text:span text:style-name="T4">Interface</text:span></text:p>
            <text:p text:style-name="P35"/>
            <text:p text:style-name="P35">- <text:span text:style-name="T4">Connexion à l'interface</text:span></text:p>
            <text:p text:style-name="P35"/>
            <text:p text:style-name="P35">- <text:span text:style-name="T3">Connectivité</text:span></text:p>
          </table:table-cell>
          <table:table-cell table:style-name="Tableau2.A1" office:value-type="string">
            <text:p text:style-name="P44">-Web</text:p>
            <text:p text:style-name="P35"/>
            <text:p text:style-name="P35">- <text:span text:style-name="T5">QrCode ;NFC ; ip</text:span></text:p>
            <text:p text:style-name="P36"/>
            <text:p text:style-name="P35">- <text:span text:style-name="T5">Wifi ; Ethernet</text:span></text:p>
          </table:table-cell>
          <table:table-cell table:style-name="Tableau2.A1" office:value-type="string">
            <text:p text:style-name="P72">/</text:p>
            <text:p text:style-name="P72"/>
            <text:p text:style-name="P72">/</text:p>
            <text:p text:style-name="P72"/>
            <text:p text:style-name="P72">/</text:p>
          </table:table-cell>
          <table:table-cell table:style-name="Tableau2.F1" office:value-type="string">
            <text:p text:style-name="P36"/>
            <text:p text:style-name="P47">Connexion aisée a l’aide du NFC et du QrCode</text:p>
          </table:table-cell>
        </table:table-row>
        <table:table-row table:style-name="Tableau2.4">
          <table:table-cell table:style-name="Tableau2.A1" office:value-type="string">
            <text:p text:style-name="P49"/>
            <text:p text:style-name="P51">FS3</text:p>
          </table:table-cell>
          <table:table-cell table:style-name="Tableau2.A1" office:value-type="string">
            <text:p text:style-name="P53"/>
            <text:p text:style-name="P54">Alimenter le système</text:p>
          </table:table-cell>
          <table:table-cell table:style-name="Tableau2.A1" office:value-type="string">
            <text:p text:style-name="P35"/>
            <text:p text:style-name="P35">- <text:span text:style-name="T3">Alimentation</text:span></text:p>
          </table:table-cell>
          <table:table-cell table:style-name="Tableau2.A1" office:value-type="string">
            <text:p text:style-name="P35"/>
            <text:p text:style-name="P35">- <text:span text:style-name="T14">Adaptateur secteur 5V 2,5A</text:span></text:p>
          </table:table-cell>
          <table:table-cell table:style-name="Tableau2.A1" office:value-type="string">
            <text:p text:style-name="P45"><text:s/></text:p>
            <text:p text:style-name="P45">Minimum</text:p>
          </table:table-cell>
          <table:table-cell table:style-name="Tableau2.F1" office:value-type="string">
            <text:p text:style-name="P39"/>
          </table:table-cell>
        </table:table-row>
        <table:table-row table:style-name="Tableau2.5">
          <table:table-cell table:style-name="Tableau2.A1" office:value-type="string">
            <text:p text:style-name="P50"/>
            <text:p text:style-name="P51">FS4</text:p>
          </table:table-cell>
          <table:table-cell table:style-name="Tableau2.A1" office:value-type="string">
            <text:p text:style-name="P54">Résister aux contraintes extérieures</text:p>
          </table:table-cell>
          <table:table-cell table:style-name="Tableau2.A1" office:value-type="string">
            <text:p text:style-name="P35"/>
            <text:p text:style-name="P35">- <text:span text:style-name="T3">Aux chocs</text:span></text:p>
          </table:table-cell>
          <table:table-cell table:style-name="Tableau2.A1" office:value-type="string">
            <text:p text:style-name="P43"/>
            <text:p text:style-name="P43">- Chute de 80cm</text:p>
          </table:table-cell>
          <table:table-cell table:style-name="Tableau2.A1" office:value-type="string">
            <text:p text:style-name="P46"/>
            <text:p text:style-name="P46">± 20cm</text:p>
          </table:table-cell>
          <table:table-cell table:style-name="Tableau2.F1" office:value-type="string">
            <text:p text:style-name="P36"/>
          </table:table-cell>
        </table:table-row>
        <table:table-row table:style-name="Tableau2.6">
          <table:table-cell table:style-name="Tableau2.A1" office:value-type="string">
            <text:p text:style-name="P50"/>
            <text:p text:style-name="P51">FS5</text:p>
          </table:table-cell>
          <table:table-cell table:style-name="Tableau2.A1" office:value-type="string">
            <text:p text:style-name="P54">Être simple d'utilisation et intuitif</text:p>
          </table:table-cell>
          <table:table-cell table:style-name="Tableau2.A1" office:value-type="string">
            <text:p text:style-name="P35">- <text:span text:style-name="T3">Interface</text:span></text:p>
            <text:p text:style-name="P35"/>
            <text:p text:style-name="P35"><text:span text:style-name="T9">- </text:span><text:span text:style-name="T3">Réactivité</text:span></text:p>
          </table:table-cell>
          <table:table-cell table:style-name="Tableau2.A1" office:value-type="string">
            <text:p text:style-name="P35">- <text:span text:style-name="T3">Simple </text:span></text:p>
            <text:p text:style-name="P35"/>
            <text:p text:style-name="P35">- <text:span text:style-name="T14">Rapide</text:span></text:p>
          </table:table-cell>
          <table:table-cell table:style-name="Tableau2.A1" office:value-type="string">
            <text:p text:style-name="P72">/</text:p>
            <text:p text:style-name="P35"/>
            <text:p text:style-name="P72">/</text:p>
          </table:table-cell>
          <table:table-cell table:style-name="Tableau2.F1" office:value-type="string">
            <text:p text:style-name="P47">L’utilisation doit pouvoir se faire sans explication de fonctionnement</text:p>
          </table:table-cell>
        </table:table-row>
        <table:table-row table:style-name="Tableau2.7">
          <table:table-cell table:style-name="Tableau2.A1" office:value-type="string">
            <text:p text:style-name="P50"/>
            <text:p text:style-name="P51"/>
            <text:p text:style-name="P51"/>
            <text:p text:style-name="P51">FS6</text:p>
          </table:table-cell>
          <table:table-cell table:style-name="Tableau2.A1" office:value-type="string">
            <text:p text:style-name="P54">Être visuellement agréable</text:p>
          </table:table-cell>
          <table:table-cell table:style-name="Tableau2.A1" office:value-type="string">
            <text:p text:style-name="P35">- <text:span text:style-name="T3">Forme</text:span></text:p>
            <text:p text:style-name="P35"/>
            <text:p text:style-name="P35">- <text:span text:style-name="T3">Couleurs de l'objet</text:span></text:p>
            <text:p text:style-name="P35"/>
            <text:p text:style-name="P35">- <text:span text:style-name="T3">Dimensions</text:span></text:p>
          </table:table-cell>
          <table:table-cell table:style-name="Tableau2.A1" office:value-type="string">
            <text:p text:style-name="P40">- <text:span text:style-name="T16">Design</text:span></text:p>
            <text:p text:style-name="P40"/>
            <text:p text:style-name="P42">- Différents coloris</text:p>
            <text:p text:style-name="P40"/>
            <text:p text:style-name="P40"/>
            <text:p text:style-name="P40">- <text:span text:style-name="T14">Largeur =</text:span></text:p>
            <text:p text:style-name="P40">- <text:span text:style-name="T14">Longueur =</text:span></text:p>
            <text:p text:style-name="P40">- <text:span text:style-name="T14">Hauteur =</text:span></text:p>
          </table:table-cell>
          <table:table-cell table:style-name="Tableau2.A1" office:value-type="string">
            <text:p text:style-name="P76">/</text:p>
            <text:p text:style-name="P40"/>
            <text:p text:style-name="P76">/</text:p>
            <text:p text:style-name="P40"/>
            <text:p text:style-name="P40"/>
            <text:p text:style-name="P45">Maximum</text:p>
            <text:p text:style-name="P45">Maximum</text:p>
            <text:p text:style-name="P45">Maximum</text:p>
          </table:table-cell>
          <table:table-cell table:style-name="Tableau2.F1" office:value-type="string">
            <text:p text:style-name="P47"/>
            <text:p text:style-name="P47"/>
            <text:p text:style-name="P47">L’objet devra être facilement transportable et agréable a l’œil</text:p>
          </table:table-cell>
        </table:table-row>
        <table:table-row table:style-name="Tableau2.8">
          <table:table-cell table:style-name="Tableau2.A8" office:value-type="string">
            <text:p text:style-name="P50"/>
            <text:p text:style-name="P51"/>
            <text:p text:style-name="P51">FS7</text:p>
          </table:table-cell>
          <table:table-cell table:style-name="Tableau2.A8" office:value-type="string">
            <text:p text:style-name="P54">Être stable sur un support</text:p>
          </table:table-cell>
          <table:table-cell table:style-name="Tableau2.A8" office:value-type="string">
            <text:p text:style-name="P36"/>
            <text:p text:style-name="P36"/>
            <text:p text:style-name="P36">- <text:span text:style-name="T16">Stabilité</text:span></text:p>
          </table:table-cell>
          <table:table-cell table:style-name="Tableau2.A8" office:value-type="string">
            <text:p text:style-name="P36"/>
            <text:p text:style-name="P36"/>
            <text:p text:style-name="P48">Support horizontal</text:p>
          </table:table-cell>
          <table:table-cell table:style-name="Tableau2.A8" office:value-type="string">
            <text:p text:style-name="P36"/>
            <text:p text:style-name="P36"/>
            <text:p text:style-name="P48">± 10°</text:p>
          </table:table-cell>
          <table:table-cell table:style-name="Tableau2.F8" office:value-type="string">
            <text:p text:style-name="P47"/>
            <text:p text:style-name="P47">Il devra <text:span text:style-name="T16">être stable sur une surface horizontale</text:span></text:p>
          </table:table-cell>
        </table:table-row>
        <table:table-row table:style-name="Tableau2.9">
          <table:table-cell table:style-name="Tableau2.A8" office:value-type="string">
            <text:p text:style-name="P49"/>
            <text:p text:style-name="P52">FS8</text:p>
          </table:table-cell>
          <table:table-cell table:style-name="Tableau2.A8" office:value-type="string">
            <text:p text:style-name="P54">Respecter les normes en vigueur</text:p>
          </table:table-cell>
          <table:table-cell table:style-name="Tableau2.A8" office:value-type="string">
            <text:p text:style-name="P36">- <text:span text:style-name="T15">Normes françaises et européennes </text:span></text:p>
          </table:table-cell>
          <table:table-cell table:style-name="Tableau2.A8" office:value-type="string">
            <text:p text:style-name="P73"/>
            <text:p text:style-name="P73">/</text:p>
          </table:table-cell>
          <table:table-cell table:style-name="Tableau2.A8" office:value-type="string">
            <text:p text:style-name="P73"/>
            <text:p text:style-name="P73">/</text:p>
          </table:table-cell>
          <table:table-cell table:style-name="Tableau2.F8" office:value-type="string">
            <text:p text:style-name="P36"/>
            <text:p text:style-name="P73">/</text:p>
          </table:table-cell>
        </table:table-row>
      </table:table>
      <text:p text:style-name="P12"><text:soft-page-break/></text:p>
      <text:p text:style-name="P12"/>
      <text:p text:style-name="P12"/>
      <text:p text:style-name="P12"/>
      <text:p text:style-name="P12">Analyse descendante</text:p>
      <text:p text:style-name="P13"/>
      <text:p text:style-name="P13">9) Niveau A-0</text:p>
      <text:p text:style-name="P13"/>
      <text:p text:style-name="P13">10) Niveau A0</text:p>
      <text:p text:style-name="P13"/>
      <text:p text:style-name="P13">11) Résumé des fonctions techniques</text:p>
      <text:p text:style-name="P13"/>
      <text:p text:style-name="P13">12) Étude des fonctions</text:p>
      <text:p text:style-name="P16"><text:tab/><text:span text:style-name="T1">12.1 ) Analyse de FS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3" svg:font-family="FreeSans" style:font-family-generic="swiss"/>
    <style:font-face style:name="Droid Sans Fallback1" svg:font-family="'Droid Sans Fallback'" style:font-family-generic="roman" style:font-pitch="variable"/>
    <style:font-face style:name="FreeSans2" svg:font-family="FreeSan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axial" draw:start-color="#daeef3" draw:end-color="#92cddc" draw:start-intensity="100%" draw:end-intensity="100%" draw:angle="1350" draw:border="0%"/>
    <draw:marker draw:name="msArrowEnd_20_5" draw:display-name="msArrowEnd 5" svg:viewBox="0 0 135 135" svg:d="M68 0l67 135h-135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3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3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3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10507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Standard"><draw:frame draw:style-name="Mfr1" draw:name="Image2" text:anchor-type="paragraph" svg:x="16.411cm" svg:y="-2cm" svg:width="2.316cm" svg:height="3.131cm" draw:z-index="50"><draw:image xlink:href="Pictures/10000000000000C100000105CC80036AD673BD91.jpg" xlink:type="simple" xlink:show="embed" xlink:actuate="onLoad"/></draw:frame></text:p>
        <text:p text:style-name="Header"/>
      </style:header>
      <style:footer>
        <text:p text:style-name="MP1"><text:tab/><text:tab/><text:page-number text:select-page="current">4</text:page-number>/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10:18:13.285624514</meta:creation-date>
    <dc:date>2016-10-12T09:21:46.858000000</dc:date>
    <meta:editing-duration>PT1H46M38S</meta:editing-duration>
    <meta:editing-cycles>12</meta:editing-cycles>
    <meta:generator>LibreOffice/5.1.3.2$Windows_x86 LibreOffice_project/644e4637d1d8544fd9f56425bd6cec110e49301b</meta:generator>
    <meta:document-statistic meta:table-count="1" meta:image-count="1" meta:object-count="0" meta:page-count="6" meta:paragraph-count="129" meta:word-count="584" meta:character-count="3325" meta:non-whitespace-character-count="2842"/>
  </office:meta>
</office:document-meta>
</file>